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Thread.ini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hread.IvyThread( ThreadGroup group , Runnable target , String name , long sta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hread.IvyThread( Runnabl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hread.IvyThread( Runnable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hread.IvyThrea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hread.Ivy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hread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Thread.IvyThread( ThreadGroup group , Runnabl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hread.IvyThread( ThreadGroup group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hread.IvyThread( ThreadGroup group , Runnable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